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2.833cm"/>
    </style:style>
    <style:style style:name="Tabella1.C" style:family="table-column">
      <style:table-column-properties style:column-width="2.835cm"/>
    </style:style>
    <style:style style:name="Tabella1.E" style:family="table-column">
      <style:table-column-properties style:column-width="2.471cm"/>
    </style:style>
    <style:style style:name="Tabella1.F" style:family="table-column">
      <style:table-column-properties style:column-width="3.189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2.833cm"/>
    </style:style>
    <style:style style:name="Tabella2.C" style:family="table-column">
      <style:table-column-properties style:column-width="2.835cm"/>
    </style:style>
    <style:style style:name="Tabella2.E" style:family="table-column">
      <style:table-column-properties style:column-width="2.471cm"/>
    </style:style>
    <style:style style:name="Tabella2.F" style:family="table-column">
      <style:table-column-properties style:column-width="3.18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3cm" table:align="left"/>
    </style:style>
    <style:style style:name="Tabella3.A" style:family="table-column">
      <style:table-column-properties style:column-width="2.833cm"/>
    </style:style>
    <style:style style:name="Tabella3.C" style:family="table-column">
      <style:table-column-properties style:column-width="2.835cm"/>
    </style:style>
    <style:style style:name="Tabella3.E" style:family="table-column">
      <style:table-column-properties style:column-width="2.471cm"/>
    </style:style>
    <style:style style:name="Tabella3.F" style:family="table-column">
      <style:table-column-properties style:column-width="3.189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F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7c7d" officeooo:paragraph-rsid="00167c7d"/>
    </style:style>
    <style:style style:name="P2" style:family="paragraph" style:parent-style-name="Standard">
      <style:text-properties officeooo:paragraph-rsid="00167c7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Standard">
      <style:text-properties officeooo:rsid="0018d590" officeooo:paragraph-rsid="001c21c5"/>
    </style:style>
    <style:style style:name="P5" style:family="paragraph" style:parent-style-name="Standard">
      <style:text-properties officeooo:rsid="00167c7d" officeooo:paragraph-rsid="001e7f22"/>
    </style:style>
    <style:style style:name="P6" style:family="paragraph" style:parent-style-name="Standard">
      <style:text-properties officeooo:rsid="00167c7d" officeooo:paragraph-rsid="001fc19e"/>
    </style:style>
    <style:style style:name="P7" style:family="paragraph" style:parent-style-name="Standard">
      <style:text-properties officeooo:rsid="00167c7d" officeooo:paragraph-rsid="00209b4f"/>
    </style:style>
    <style:style style:name="P8" style:family="paragraph" style:parent-style-name="Standard">
      <style:text-properties officeooo:rsid="001e7f22" officeooo:paragraph-rsid="001e7f22"/>
    </style:style>
    <style:style style:name="P9" style:family="paragraph" style:parent-style-name="Standard">
      <style:text-properties officeooo:rsid="001e7f22" officeooo:paragraph-rsid="001fc19e"/>
    </style:style>
    <style:style style:name="P10" style:family="paragraph" style:parent-style-name="Standard">
      <style:text-properties officeooo:rsid="00185162" officeooo:paragraph-rsid="00167c7d"/>
    </style:style>
    <style:style style:name="P11" style:family="paragraph" style:parent-style-name="Standard">
      <style:text-properties officeooo:rsid="001fc19e" officeooo:paragraph-rsid="001fc19e"/>
    </style:style>
    <style:style style:name="P12" style:family="paragraph" style:parent-style-name="Standard">
      <style:text-properties officeooo:paragraph-rsid="00209b4f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67c7d" officeooo:paragraph-rsid="001fc19e"/>
    </style:style>
    <style:style style:name="P14" style:family="paragraph" style:parent-style-name="Preformatted_20_Text">
      <style:text-properties officeooo:paragraph-rsid="0018d590"/>
    </style:style>
    <style:style style:name="P15" style:family="paragraph" style:parent-style-name="Preformatted_20_Text">
      <style:text-properties officeooo:rsid="001c21c5" officeooo:paragraph-rsid="001c21c5"/>
    </style:style>
    <style:style style:name="P16" style:family="paragraph" style:parent-style-name="Preformatted_20_Text">
      <style:text-properties officeooo:rsid="0018d590" officeooo:paragraph-rsid="0018d590"/>
    </style:style>
    <style:style style:name="P17" style:family="paragraph" style:parent-style-name="Preformatted_20_Text">
      <style:text-properties officeooo:paragraph-rsid="00212067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1c21c5"/>
    </style:style>
    <style:style style:name="P20" style:family="paragraph" style:parent-style-name="Preformatted_20_Text">
      <style:paragraph-properties fo:margin-top="0cm" fo:margin-bottom="0.499cm" loext:contextual-spacing="false"/>
      <style:text-properties fo:background-color="#ffff00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09b4f" fo:background-color="#ffff00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1e9613" fo:background-color="#ffffff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fc19e" fo:background-color="#ffffff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209b4f" fo:background-color="#ffffff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e7f22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rsid="001e7f22" officeooo:paragraph-rsid="001e7f22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rsid="001e7f22" officeooo:paragraph-rsid="00209b4f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1e9613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1e9613" fo:background-color="#33ff99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209b4f" fo:background-color="#33ff99"/>
    </style:style>
    <style:style style:name="P31" style:family="paragraph" style:parent-style-name="Preformatted_20_Text">
      <style:paragraph-properties fo:margin-top="0cm" fo:margin-bottom="0.499cm" loext:contextual-spacing="false"/>
      <style:text-properties officeooo:paragraph-rsid="001fc19e"/>
    </style:style>
    <style:style style:name="P32" style:family="paragraph" style:parent-style-name="Preformatted_20_Text">
      <style:paragraph-properties fo:margin-top="0cm" fo:margin-bottom="0.499cm" loext:contextual-spacing="false"/>
      <style:text-properties officeooo:paragraph-rsid="00209b4f"/>
    </style:style>
    <style:style style:name="P33" style:family="paragraph" style:parent-style-name="Preformatted_20_Text">
      <style:paragraph-properties fo:margin-top="0cm" fo:margin-bottom="0.499cm" loext:contextual-spacing="false"/>
      <style:text-properties officeooo:paragraph-rsid="0021f0ab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21f0ab" fo:background-color="#ff3333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rsid="001e7f22" officeooo:paragraph-rsid="001fc19e" fo:background-color="#ff3333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1fc19e" fo:background-color="#ff3333"/>
    </style:style>
    <style:style style:name="P37" style:family="paragraph" style:parent-style-name="Preformatted_20_Text">
      <style:paragraph-properties fo:margin-top="0cm" fo:margin-bottom="0.499cm" loext:contextual-spacing="false"/>
      <style:text-properties officeooo:rsid="0022ff01" officeooo:paragraph-rsid="0022ff01"/>
    </style:style>
    <style:style style:name="P38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99pt solid #000000" style:join-border="false"/>
      <style:text-properties officeooo:rsid="0022ff01" officeooo:paragraph-rsid="0022ff01"/>
    </style:style>
    <style:style style:name="P39" style:family="paragraph" style:parent-style-name="Table_20_Contents">
      <style:text-properties officeooo:rsid="001e7f22" officeooo:paragraph-rsid="001e7f22"/>
    </style:style>
    <style:style style:name="P40" style:family="paragraph" style:parent-style-name="Table_20_Contents">
      <style:text-properties officeooo:rsid="001e7f22" officeooo:paragraph-rsid="001fc19e"/>
    </style:style>
    <style:style style:name="P41" style:family="paragraph" style:parent-style-name="Table_20_Contents">
      <style:text-properties officeooo:rsid="001e7f22" officeooo:paragraph-rsid="00209b4f"/>
    </style:style>
    <style:style style:name="P42" style:family="paragraph" style:parent-style-name="Table_20_Contents">
      <style:text-properties officeooo:rsid="00212067" officeooo:paragraph-rsid="00212067"/>
    </style:style>
    <style:style style:name="T1" style:family="text">
      <style:text-properties officeooo:rsid="00167c7d"/>
    </style:style>
    <style:style style:name="T2" style:family="text">
      <style:text-properties officeooo:rsid="0018d590"/>
    </style:style>
    <style:style style:name="T3" style:family="text">
      <style:text-properties officeooo:rsid="001c21c5"/>
    </style:style>
    <style:style style:name="T4" style:family="text">
      <style:text-properties officeooo:rsid="001cd6c3"/>
    </style:style>
    <style:style style:name="T5" style:family="text">
      <style:text-properties officeooo:rsid="001e7f22"/>
    </style:style>
    <style:style style:name="T6" style:family="text">
      <style:text-properties officeooo:rsid="001e7f22" fo:background-color="#ffffff" loext:char-shading-value="0"/>
    </style:style>
    <style:style style:name="T7" style:family="text">
      <style:text-properties officeooo:rsid="001e9613"/>
    </style:style>
    <style:style style:name="T8" style:family="text">
      <style:text-properties officeooo:rsid="00167c7d" fo:background-color="#ffff00" loext:char-shading-value="0"/>
    </style:style>
    <style:style style:name="T9" style:family="text">
      <style:text-properties officeooo:rsid="00167c7d" fo:background-color="#ffff00" loext:char-shading-value="0"/>
    </style:style>
    <style:style style:name="T10" style:family="text">
      <style:text-properties fo:background-color="#ffffff"/>
    </style:style>
    <style:style style:name="T11" style:family="text">
      <style:text-properties officeooo:rsid="001c21c5" fo:background-color="#33ff99" loext:char-shading-value="0"/>
    </style:style>
    <style:style style:name="T12" style:family="text">
      <style:text-properties officeooo:rsid="0018d590" fo:background-color="#33ff99" loext:char-shading-value="0"/>
    </style:style>
    <style:style style:name="T13" style:family="text">
      <style:text-properties officeooo:rsid="00209b4f"/>
    </style:style>
    <style:style style:name="T14" style:family="text">
      <style:text-properties officeooo:rsid="00212067"/>
    </style:style>
    <style:style style:name="T15" style:family="text">
      <style:text-properties officeooo:rsid="0021f0ab"/>
    </style:style>
    <style:style style:name="T16" style:family="text">
      <style:text-properties fo:background-color="#ff3333" loext:char-shading-value="0"/>
    </style:style>
    <style:style style:name="T17" style:family="text">
      <style:text-properties officeooo:rsid="00167c7d" fo:background-color="#ff3333" loext:char-shading-value="0"/>
    </style:style>
    <style:style style:name="T18" style:family="text">
      <style:text-properties officeooo:rsid="0021f0ab" fo:background-color="#ff3333" loext:char-shading-value="0"/>
    </style:style>
    <style:style style:name="T19" style:family="text">
      <style:text-properties fo:background-color="#ff3333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2ff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AST SQUARE <text:s text:c="2"/>(-999 = MEDIAN)</text:p>
      <text:p text:style-name="P8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A"/>
        <table:table-column table:style-name="Tabella1.E"/>
        <table:table-column table:style-name="Tabella1.F"/>
        <table:table-row>
          <table:table-cell table:style-name="Tabella1.A1" office:value-type="string">
            <text:p text:style-name="P39">Features input</text:p>
          </table:table-cell>
          <table:table-cell table:style-name="Tabella1.A1" office:value-type="string">
            <text:p text:style-name="P39">Features output</text:p>
          </table:table-cell>
          <table:table-cell table:style-name="Tabella1.A1" office:value-type="string">
            <text:p text:style-name="P39">Training (mean +var)</text:p>
          </table:table-cell>
          <table:table-cell table:style-name="Tabella1.A1" office:value-type="string">
            <text:p text:style-name="P39">Testing (mean +var)</text:p>
          </table:table-cell>
          <table:table-cell table:style-name="Tabella1.A1" office:value-type="string">
            <text:p text:style-name="P39">Best R2 + idx</text:p>
          </table:table-cell>
          <table:table-cell table:style-name="Tabella1.F1" office:value-type="string">
            <text:p text:style-name="P39">Success rate / Kaggle</text:p>
          </table:table-cell>
        </table:table-row>
        <table:table-row>
          <table:table-cell table:style-name="Tabella1.A2" office:value-type="string">
            <text:p text:style-name="P39">30</text:p>
          </table:table-cell>
          <table:table-cell table:style-name="Tabella1.A2" office:value-type="string">
            <text:p text:style-name="P39">18</text:p>
          </table:table-cell>
          <table:table-cell table:style-name="Tabella1.A2" office:value-type="string">
            <text:p text:style-name="P3">0.536104999294 <text:span text:style-name="T5">+ </text:span>6.56310862619e-08</text:p>
          </table:table-cell>
          <table:table-cell table:style-name="Tabella1.A2" office:value-type="string">
            <text:p text:style-name="P3">0.536144719327 <text:span text:style-name="T5">+ </text:span>5.3374151362e-0<text:span text:style-name="T5">6</text:span></text:p>
          </table:table-cell>
          <table:table-cell table:style-name="Tabella1.A2" office:value-type="string">
            <text:p text:style-name="P20"><text:s text:c="16"/></text:p>
            <text:p text:style-name="P20"><text:s text:c="17"/></text:p>
          </table:table-cell>
          <table:table-cell table:style-name="Tabella1.F2" office:value-type="string">
            <text:p text:style-name="P25"><text:span text:style-name="T6">0.</text:span>671756</text:p>
            <text:p text:style-name="P26">0.69</text:p>
          </table:table-cell>
        </table:table-row>
        <table:table-row>
          <table:table-cell table:style-name="Tabella1.A2" office:value-type="string">
            <text:p text:style-name="P39">94 (degree 3 + log)</text:p>
          </table:table-cell>
          <table:table-cell table:style-name="Tabella1.A2" office:value-type="string">
            <text:p text:style-name="P39">5<text:span text:style-name="T7">3</text:span></text:p>
          </table:table-cell>
          <table:table-cell table:style-name="Tabella1.A2" office:value-type="string">
            <text:p text:style-name="P28">0.519269796226 <text:span text:style-name="T7">+ 4.94067393722e-08</text:span></text:p>
          </table:table-cell>
          <table:table-cell table:style-name="Tabella1.A2" office:value-type="string">
            <text:p text:style-name="P28"><text:span text:style-name="T7">0</text:span>.573573294059 <text:span text:style-name="T7">+</text:span> <text:s/>0.0256215474573</text:p>
          </table:table-cell>
          <table:table-cell table:style-name="Tabella1.A2" office:value-type="string">
            <text:p text:style-name="P29"><text:s text:c="10"/></text:p>
            <text:p text:style-name="P29"><text:s text:c="13"/></text:p>
          </table:table-cell>
          <table:table-cell table:style-name="Tabella1.F2" office:value-type="string">
            <text:p text:style-name="P22">0.688508 <text:s/></text:p>
            <text:p text:style-name="P22"><text:span text:style-name="T4">0.7</text:span></text:p>
          </table:table-cell>
        </table:table-row>
      </table:table>
      <text:p text:style-name="P5"/>
      <text:p text:style-name="P2"><text:span text:style-name="T9">best_R2adj </text:span><text:span text:style-name="T1">= </text:span>[0.99999766650694,</text:p>
      <text:p text:style-name="Preformatted_20_Text"><text:s/>0.99999771304212115,</text:p>
      <text:p text:style-name="Preformatted_20_Text"><text:s/>0.99999775010093972,</text:p>
      <text:p text:style-name="Preformatted_20_Text"><text:s/>0.99999776739288693,</text:p>
      <text:p text:style-name="Preformatted_20_Text"><text:s/>0.99999777891500174,</text:p>
      <text:p text:style-name="Preformatted_20_Text"><text:s/>0.99999779035332004,</text:p>
      <text:p text:style-name="Preformatted_20_Text"><text:s/>0.99999780310497122,</text:p>
      <text:p text:style-name="Preformatted_20_Text"><text:s/>0.99999781443784108,</text:p>
      <text:p text:style-name="Preformatted_20_Text"><text:s/>0.99999782049345232,</text:p>
      <text:p text:style-name="Preformatted_20_Text"><text:s/>0.99999782453140285,</text:p>
      <text:p text:style-name="Preformatted_20_Text"><text:s/>0.99999782774656998,</text:p>
      <text:p text:style-name="Preformatted_20_Text"><text:s/>0.99999783032069789,</text:p>
      <text:p text:style-name="Preformatted_20_Text"><text:s/>0.99999783255575292,</text:p>
      <text:p text:style-name="Preformatted_20_Text"><text:s/>0.99999783370857653,</text:p>
      <text:p text:style-name="Preformatted_20_Text"><text:s/>0.99999783402339071,</text:p>
      <text:p text:style-name="Preformatted_20_Text"><text:s/>0.99999783436391032,</text:p>
      <text:p text:style-name="Preformatted_20_Text"><text:s/>0.99999783442029633,</text:p>
      <text:p text:style-name="Preformatted_20_Text"><text:s/>0.999997834424182,</text:p>
      <text:p text:style-name="P3"><text:s/>0.99999783442068602]</text:p>
      <text:p text:style-name="P1">18 Features chosen</text:p>
      <text:p text:style-name="P2"><text:span text:style-name="T8">idx_features </text:span><text:span text:style-name="T1">= </text:span>[1, 13, 4, 11, 7, 2, 16, 10, 19, 12, 23, 5, 8, 26, 21, 22, 0, 9] </text:p>
      <text:p text:style-name="P10">________________________________________________________________________________</text:p>
      <text:p text:style-name="P4"><text:span text:style-name="T11">best_R2adj</text:span><text:span text:style-name="T3"> = </text:span></text:p>
      <text:p text:style-name="P19">[0.99999766650694,</text:p>
      <text:p text:style-name="Preformatted_20_Text"><text:s/>0.99999771481295952,</text:p>
      <text:p text:style-name="Preformatted_20_Text"><text:s/>0.99999775731816343,</text:p>
      <text:p text:style-name="Preformatted_20_Text"><text:s/>0.99999777858882688,</text:p>
      <text:p text:style-name="Preformatted_20_Text"><text:s/>0.99999779707771752,</text:p>
      <text:p text:style-name="Preformatted_20_Text"><text:s/>0.99999784058703656,</text:p>
      <text:p text:style-name="Preformatted_20_Text"><text:s/>0.99999785251951334,</text:p>
      <text:p text:style-name="Preformatted_20_Text"><text:s/>0.99999786303264693,</text:p>
      <text:p text:style-name="Preformatted_20_Text"><text:s/>0.99999787009319108,</text:p>
      <text:p text:style-name="Preformatted_20_Text"><text:s/>0.99999787606309176,</text:p>
      <text:p text:style-name="Preformatted_20_Text"><text:s/>0.99999788140823243,</text:p>
      <text:p text:style-name="Preformatted_20_Text"><text:s/>0.99999788884564966,</text:p>
      <text:p text:style-name="Preformatted_20_Text"><text:s/>0.9999978941758233,</text:p>
      <text:p text:style-name="Preformatted_20_Text"><text:s/>0.99999789801308836,</text:p>
      <text:p text:style-name="Preformatted_20_Text"><text:s/>0.99999790099563779,</text:p>
      <text:p text:style-name="Preformatted_20_Text"><text:s/>0.99999790346145245,</text:p>
      <text:p text:style-name="Preformatted_20_Text"><text:s/>0.9999979057863102,</text:p>
      <text:p text:style-name="Preformatted_20_Text"><text:s/>0.99999791029667406,</text:p>
      <text:p text:style-name="Preformatted_20_Text"><text:s/>0.99999791185801135,</text:p>
      <text:p text:style-name="Preformatted_20_Text"><text:soft-page-break/><text:s/>0.99999791416924988,</text:p>
      <text:p text:style-name="Preformatted_20_Text"><text:s/>0.99999791603507227,</text:p>
      <text:p text:style-name="Preformatted_20_Text"><text:s/>0.99999791947637306,</text:p>
      <text:p text:style-name="Preformatted_20_Text"><text:s/>0.99999792230879492,</text:p>
      <text:p text:style-name="Preformatted_20_Text"><text:s/>0.99999792544539101,</text:p>
      <text:p text:style-name="Preformatted_20_Text"><text:s/>0.99999792717525549,</text:p>
      <text:p text:style-name="Preformatted_20_Text"><text:s/>0.99999792883137106,</text:p>
      <text:p text:style-name="Preformatted_20_Text"><text:s/>0.99999793085137334,</text:p>
      <text:p text:style-name="Preformatted_20_Text"><text:s/>0.99999793239197177,</text:p>
      <text:p text:style-name="Preformatted_20_Text"><text:s/>0.99999793382381574,</text:p>
      <text:p text:style-name="Preformatted_20_Text"><text:s/>0.99999793436884221,</text:p>
      <text:p text:style-name="Preformatted_20_Text"><text:s/>0.99999793495585509,</text:p>
      <text:p text:style-name="Preformatted_20_Text"><text:s/>0.99999793548541105,</text:p>
      <text:p text:style-name="Preformatted_20_Text"><text:s/>0.99999793645495894,</text:p>
      <text:p text:style-name="Preformatted_20_Text"><text:s/>0.99999793801427461,</text:p>
      <text:p text:style-name="Preformatted_20_Text"><text:s/>0.99999793845599105,</text:p>
      <text:p text:style-name="Preformatted_20_Text"><text:s/>0.99999793917719748,</text:p>
      <text:p text:style-name="Preformatted_20_Text"><text:s/>0.99999793960664185,</text:p>
      <text:p text:style-name="Preformatted_20_Text"><text:s/>0.9999979404898528,</text:p>
      <text:p text:style-name="Preformatted_20_Text"><text:s/>0.99999794171500822,</text:p>
      <text:p text:style-name="Preformatted_20_Text"><text:s/>0.99999794313048873,</text:p>
      <text:p text:style-name="Preformatted_20_Text"><text:s/>0.99999794356792016,</text:p>
      <text:p text:style-name="Preformatted_20_Text"><text:s/>0.99999794384084506,</text:p>
      <text:p text:style-name="Preformatted_20_Text"><text:s/>0.99999794406361597,</text:p>
      <text:p text:style-name="Preformatted_20_Text"><text:s/>0.99999794426306354,</text:p>
      <text:p text:style-name="Preformatted_20_Text"><text:s/>0.99999794437791945,</text:p>
      <text:p text:style-name="Preformatted_20_Text"><text:s/>0.99999794447807666,</text:p>
      <text:p text:style-name="Preformatted_20_Text"><text:s/>0.99999794483427185,</text:p>
      <text:p text:style-name="Preformatted_20_Text"><text:s/>0.99999794677245202,</text:p>
      <text:p text:style-name="Preformatted_20_Text"><text:s/>0.99999794684415422,</text:p>
      <text:p text:style-name="Preformatted_20_Text"><text:s/>0.99999794691203048,</text:p>
      <text:p text:style-name="Preformatted_20_Text"><text:s/>0.99999794697920497,</text:p>
      <text:p text:style-name="Preformatted_20_Text"><text:s/>0.99999794701565359,</text:p>
      <text:p text:style-name="Preformatted_20_Text"><text:s/>0.99999794710512491,</text:p>
      <text:p text:style-name="P3"><text:s/>0.99999794709496748]<text:span text:style-name="T2"><text:tab/><text:tab/><text:tab/><text:tab/><text:tab/></text:span></text:p>
      <text:p text:style-name="P15">53 Features chosen</text:p>
      <text:p text:style-name="P14"><text:span text:style-name="T12">idx_features</text:span><text:span text:style-name="T2"> = </text:span>[3, 13, 39, 4, 90, 0, 52, 73, 40, 2, 35, 68, 38, 34, 1, 43, 5, 91, 12, 14, 21, 6, 41, 9, 22, 23, 48, 64, 69, 49, 92, 66, 82, 18, 29, 63, 93, 78, 88, 87, 37, 79, 15, 65, 67, 32, 30, 31, 16, 36, 59, 19, 20]</text:p>
      <text:p text:style-name="P16">________________________________________________________________________________</text:p>
      <text:p text:style-name="P11">LEAST SQUARES – GRADIENT DESCENT (-999 = MEDIAN)</text:p>
      <text:p text:style-name="P9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column table:style-name="Tabella2.E"/>
        <table:table-column table:style-name="Tabella2.F"/>
        <table:table-row>
          <table:table-cell table:style-name="Tabella2.A1" office:value-type="string">
            <text:p text:style-name="P40">Features input</text:p>
          </table:table-cell>
          <table:table-cell table:style-name="Tabella2.A1" office:value-type="string">
            <text:p text:style-name="P40">Features output</text:p>
          </table:table-cell>
          <table:table-cell table:style-name="Tabella2.A1" office:value-type="string">
            <text:p text:style-name="P40">Training (mean +var)</text:p>
          </table:table-cell>
          <table:table-cell table:style-name="Tabella2.A1" office:value-type="string">
            <text:p text:style-name="P40">Testing (mean +var)</text:p>
          </table:table-cell>
          <table:table-cell table:style-name="Tabella2.A1" office:value-type="string">
            <text:p text:style-name="P40">Best R2 + idx</text:p>
          </table:table-cell>
          <table:table-cell table:style-name="Tabella2.F1" office:value-type="string">
            <text:p text:style-name="P40">Success rate / Kaggle</text:p>
          </table:table-cell>
        </table:table-row>
        <table:table-row>
          <table:table-cell table:style-name="Tabella2.A2" office:value-type="string">
            <text:p text:style-name="P40">30</text:p>
          </table:table-cell>
          <table:table-cell table:style-name="Tabella2.A2" office:value-type="string">
            <text:p text:style-name="P42">17</text:p>
          </table:table-cell>
          <table:table-cell table:style-name="Tabella2.A2" office:value-type="string">
            <text:p text:style-name="P31">0.536108156801 <text:span text:style-name="T15">+</text:span> <text:s/>6.56730625679e-08</text:p>
          </table:table-cell>
          <table:table-cell table:style-name="Tabella2.A2" office:value-type="string">
            <text:p text:style-name="P33">0.536145961847 <text:span text:style-name="T15">+ </text:span>5.34268627022e-06</text:p>
          </table:table-cell>
          <table:table-cell table:style-name="Tabella2.A2" office:value-type="string">
            <text:p text:style-name="P34"><text:s text:c="11"/></text:p>
            <text:p text:style-name="P34"><text:s text:c="11"/></text:p>
          </table:table-cell>
          <table:table-cell table:style-name="Tabella2.F2" office:value-type="string">
            <text:p text:style-name="P35"><text:span text:style-name="T21">0.67168</text:span></text:p>
            <text:p text:style-name="P35"/>
          </table:table-cell>
        </table:table-row>
        <table:table-row>
          <table:table-cell table:style-name="Tabella2.A2" office:value-type="string">
            <text:p text:style-name="P40">94 (degree 3 + log)</text:p>
          </table:table-cell>
          <table:table-cell table:style-name="Tabella2.A2" office:value-type="string">
            <text:p text:style-name="P40"/>
          </table:table-cell>
          <table:table-cell table:style-name="Tabella2.A2" office:value-type="string">
            <text:p text:style-name="P31"/>
          </table:table-cell>
          <table:table-cell table:style-name="Tabella2.A2" office:value-type="string">
            <text:p text:style-name="P31"/>
          </table:table-cell>
          <table:table-cell table:style-name="Tabella2.A2" office:value-type="string">
            <text:p text:style-name="P36"/>
          </table:table-cell>
          <table:table-cell table:style-name="Tabella2.F2" office:value-type="string">
            <text:p text:style-name="P23"/>
          </table:table-cell>
        </table:table-row>
      </table:table>
      <text:p text:style-name="P6"/>
      <text:p text:style-name="P17"><text:span text:style-name="T17">R2 adjusted</text:span><text:span text:style-name="T1"> = [0.99999766657,</text:span></text:p>
      <text:p text:style-name="P17">0.999997713104,</text:p>
      <text:p text:style-name="P17">0.999997750162,</text:p>
      <text:p text:style-name="Preformatted_20_Text">0.999997767453,</text:p>
      <text:p text:style-name="P17">0.999997778975,</text:p>
      <text:p text:style-name="P17">0.999997790413,</text:p>
      <text:p text:style-name="Preformatted_20_Text">0.999997803164,</text:p>
      <text:p text:style-name="Preformatted_20_Text"><text:soft-page-break/>0.999997814496,</text:p>
      <text:p text:style-name="Preformatted_20_Text">0.999997820552,</text:p>
      <text:p text:style-name="Preformatted_20_Text">0.999997824589,</text:p>
      <text:p text:style-name="Preformatted_20_Text">0.999997827805,</text:p>
      <text:p text:style-name="Preformatted_20_Text">0.999997830379,</text:p>
      <text:p text:style-name="Preformatted_20_Text">0.999997832614,</text:p>
      <text:p text:style-name="Preformatted_20_Text">0.999997833766,</text:p>
      <text:p text:style-name="Preformatted_20_Text">0.999997834081,</text:p>
      <text:p text:style-name="Preformatted_20_Text">0.999997834422,</text:p>
      <text:p text:style-name="P3">0.999997834478<text:span text:style-name="T14">]</text:span></text:p>
      <text:p text:style-name="P37"><text:span text:style-name="T19">idx_features</text:span> = [1, 13, 4, 11, 7, 2, 16, 10, 19, 12, 23, 5, 8, 26, 21, 22, 0]</text:p>
      <text:p text:style-name="P38"/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1">LEAST SQUARES – STOCHASTIC GRADIENT DESCENT (-<text:span text:style-name="T13">999 = MEDIAN</text:span>)</text:p>
      <text:p text:style-name="P7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A"/>
        <table:table-column table:style-name="Tabella3.E"/>
        <table:table-column table:style-name="Tabella3.F"/>
        <table:table-row>
          <table:table-cell table:style-name="Tabella3.A1" office:value-type="string">
            <text:p text:style-name="P41">Features input</text:p>
          </table:table-cell>
          <table:table-cell table:style-name="Tabella3.A1" office:value-type="string">
            <text:p text:style-name="P41">Features output</text:p>
          </table:table-cell>
          <table:table-cell table:style-name="Tabella3.A1" office:value-type="string">
            <text:p text:style-name="P41">Training (mean +var)</text:p>
          </table:table-cell>
          <table:table-cell table:style-name="Tabella3.A1" office:value-type="string">
            <text:p text:style-name="P41">Testing (mean +var)</text:p>
          </table:table-cell>
          <table:table-cell table:style-name="Tabella3.A1" office:value-type="string">
            <text:p text:style-name="P41">Best R2 + idx</text:p>
          </table:table-cell>
          <table:table-cell table:style-name="Tabella3.F1" office:value-type="string">
            <text:p text:style-name="P41">Success rate / Kaggle</text:p>
          </table:table-cell>
        </table:table-row>
        <table:table-row>
          <table:table-cell table:style-name="Tabella3.A2" office:value-type="string">
            <text:p text:style-name="P41">30</text:p>
          </table:table-cell>
          <table:table-cell table:style-name="Tabella3.A2" office:value-type="string">
            <text:p text:style-name="P41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21"/>
          </table:table-cell>
          <table:table-cell table:style-name="Tabella3.F2" office:value-type="string">
            <text:p text:style-name="P27"/>
          </table:table-cell>
        </table:table-row>
        <table:table-row>
          <table:table-cell table:style-name="Tabella3.A2" office:value-type="string">
            <text:p text:style-name="P41">94 (degree 3 + log)</text:p>
          </table:table-cell>
          <table:table-cell table:style-name="Tabella3.A2" office:value-type="string">
            <text:p text:style-name="P41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2"/>
          </table:table-cell>
          <table:table-cell table:style-name="Tabella3.A2" office:value-type="string">
            <text:p text:style-name="P30"/>
          </table:table-cell>
          <table:table-cell table:style-name="Tabella3.F2" office:value-type="string">
            <text:p text:style-name="P2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3:37:27.759794555</meta:creation-date>
    <meta:editing-duration>PT8H19S</meta:editing-duration>
    <meta:editing-cycles>3</meta:editing-cycles>
    <meta:generator>LibreOffice/5.1.6.2$Linux_X86_64 LibreOffice_project/10m0$Build-2</meta:generator>
    <dc:date>2017-10-28T17:56:56.981476700</dc:date>
    <meta:document-statistic meta:table-count="3" meta:image-count="0" meta:object-count="0" meta:page-count="3" meta:paragraph-count="145" meta:word-count="317" meta:character-count="3218" meta:non-whitespace-character-count="2876"/>
  </office:meta>
</office:document-meta>
</file>